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5-11-19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55752" calcext:value-type="float">
            <text:p>51.35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5-07-08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5-04-08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5-04-0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5-01-08 0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4808" calcext:value-type="float">
            <text:p>52.18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4-10-09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4-07-09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556" calcext:value-type="float">
            <text:p>52.10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4-04-03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40384" calcext:value-type="float">
            <text:p>51.8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4-01-23 2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43304" calcext:value-type="float">
            <text:p>52.34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3-10-03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48688" calcext:value-type="float">
            <text:p>52.74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3-07-11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57376" calcext:value-type="float">
            <text:p>52.15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3-04-06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6896" calcext:value-type="float">
            <text:p>52.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3-01-11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54784" calcext:value-type="float">
            <text:p>52.75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2-10-04 21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10816" calcext:value-type="float">
            <text:p>53.0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2-07-12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9776" calcext:value-type="float">
            <text:p>52.30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2-04-05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5288" calcext:value-type="float">
            <text:p>52.2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2-01-11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10944" calcext:value-type="float">
            <text:p>52.5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1-10-05 21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6756" calcext:value-type="float">
            <text:p>52.86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1-07-13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15872" calcext:value-type="float">
            <text:p>52.3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1-04-06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264" calcext:value-type="float">
            <text:p>51.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1-01-11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86104" calcext:value-type="float">
            <text:p>51.88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0-10-08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75664" calcext:value-type="float">
            <text:p>52.17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0-07-07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1368" calcext:value-type="float">
            <text:p>51.3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20-01-08 0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9-10-10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2832" calcext:value-type="float">
            <text:p>51.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9-07-10 0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9-04-02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9-01-29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55168" calcext:value-type="float">
            <text:p>51.25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8-10-02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884" calcext:value-type="float">
            <text:p>51.6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8-07-1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8-04-03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8-01-0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7-10-0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7-07-1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7-04-07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6-10-07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27608" calcext:value-type="float">
            <text:p>51.72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6-07-1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6-04-08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0408" calcext:value-type="float">
            <text:p>51.27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6-01-08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71448" calcext:value-type="float">
            <text:p>51.97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5-10-0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85392" calcext:value-type="float">
            <text:p>52.2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5-07-1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01344" calcext:value-type="float">
            <text:p>51.90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5-04-0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00888" calcext:value-type="float">
            <text:p>51.3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5-01-09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4-10-0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08608" calcext:value-type="float">
            <text:p>52.1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4-07-15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05688" calcext:value-type="float">
            <text:p>51.6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4-04-04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4-01-10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1264" calcext:value-type="float">
            <text:p>51.2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3-10-24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92912" calcext:value-type="float">
            <text:p>51.49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3-07-1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27152" calcext:value-type="float">
            <text:p>51.1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3-04-0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3-01-1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2-10-0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37464" calcext:value-type="float">
            <text:p>51.3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2-07-1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2-04-0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2-01-11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204" calcext:value-type="float">
            <text:p>50.61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1-10-05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1-07-19 2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1-04-05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1-01-11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0-10-05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826" calcext:value-type="float">
            <text:p>51.2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0-07-13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0-04-06 2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10-01-12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9-10-06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9-07-07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9-04-07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9-01-07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8-10-07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8-07-08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8-01-0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7-10-02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7-07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7-04-03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7-01-09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6-10-1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6-07-12 0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6-04-0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6-01-10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5-10-04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0848" calcext:value-type="float">
            <text:p>50.9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5-07-12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5-03-30 1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5-01-06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5776" calcext:value-type="float">
            <text:p>50.7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8344" calcext:value-type="float">
            <text:p>50.7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7488" calcext:value-type="float">
            <text:p>50.7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54" calcext:value-type="float">
            <text:p>50.8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4648" calcext:value-type="float">
            <text:p>50.9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1224" calcext:value-type="float">
            <text:p>50.9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778" calcext:value-type="float">
            <text:p>50.9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256" calcext:value-type="float">
            <text:p>50.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9512" calcext:value-type="float">
            <text:p>50.95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6568" calcext:value-type="float">
            <text:p>51.0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352" calcext:value-type="float">
            <text:p>51.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8176" calcext:value-type="float">
            <text:p>50.93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6944" calcext:value-type="float">
            <text:p>50.9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13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4376" calcext:value-type="float">
            <text:p>51.0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90576" calcext:value-type="float">
            <text:p>51.0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6296" calcext:value-type="float">
            <text:p>51.13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6068" calcext:value-type="float">
            <text:p>51.1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876" calcext:value-type="float">
            <text:p>51.0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8384" calcext:value-type="float">
            <text:p>51.0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05816" calcext:value-type="float">
            <text:p>51.10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7528" calcext:value-type="float">
            <text:p>51.0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81432" calcext:value-type="float">
            <text:p>51.0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6192" calcext:value-type="float">
            <text:p>51.06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3144" calcext:value-type="float">
            <text:p>51.06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72288" calcext:value-type="float">
            <text:p>51.0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0096" calcext:value-type="float">
            <text:p>51.0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4856" calcext:value-type="float">
            <text:p>51.0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1808" calcext:value-type="float">
            <text:p>51.0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35712" calcext:value-type="float">
            <text:p>51.0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828" calcext:value-type="float">
            <text:p>51.0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7424" calcext:value-type="float">
            <text:p>51.0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7048" calcext:value-type="float">
            <text:p>51.0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11328" calcext:value-type="float">
            <text:p>51.0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02184" calcext:value-type="float">
            <text:p>51.0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9304" calcext:value-type="float">
            <text:p>50.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732" calcext:value-type="float">
            <text:p>50.9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0368" calcext:value-type="float">
            <text:p>50.9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68656" calcext:value-type="float">
            <text:p>50.9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3416" calcext:value-type="float">
            <text:p>50.9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44272" calcext:value-type="float">
            <text:p>50.9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5984" calcext:value-type="float">
            <text:p>50.9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22936" calcext:value-type="float">
            <text:p>50.9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0744" calcext:value-type="float">
            <text:p>50.9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5128" calcext:value-type="float">
            <text:p>50.9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9888" calcext:value-type="float">
            <text:p>50.9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8552" calcext:value-type="float">
            <text:p>50.8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636" calcext:value-type="float">
            <text:p>50.88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3584" calcext:value-type="float">
            <text:p>50.7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4336" calcext:value-type="float">
            <text:p>50.6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07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9472" calcext:value-type="float">
            <text:p>50.6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6216" calcext:value-type="float">
            <text:p>50.4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6488" calcext:value-type="float">
            <text:p>50.3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2584" calcext:value-type="float">
            <text:p>50.3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8408" calcext:value-type="float">
            <text:p>50.5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2688" calcext:value-type="float">
            <text:p>50.4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536" calcext:value-type="float">
            <text:p>50.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7928" calcext:value-type="float">
            <text:p>50.4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7072" calcext:value-type="float">
            <text:p>50.48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6696" calcext:value-type="float">
            <text:p>50.5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6592" calcext:value-type="float">
            <text:p>50.45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8512" calcext:value-type="float">
            <text:p>50.57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9848" calcext:value-type="float">
            <text:p>50.59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09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5088" calcext:value-type="float">
            <text:p>50.6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5464" calcext:value-type="float">
            <text:p>50.5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1288" calcext:value-type="float">
            <text:p>50.6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4608" calcext:value-type="float">
            <text:p>50.5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4232" calcext:value-type="float">
            <text:p>50.6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8032" calcext:value-type="float">
            <text:p>50.5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396" calcext:value-type="float">
            <text:p>50.7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02896" calcext:value-type="float">
            <text:p>50.6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156" calcext:value-type="float">
            <text:p>50.58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0912" calcext:value-type="float">
            <text:p>50.7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1768" calcext:value-type="float">
            <text:p>50.7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9952" calcext:value-type="float">
            <text:p>50.6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824" calcext:value-type="float">
            <text:p>50.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0056" calcext:value-type="float">
            <text:p>50.7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92" calcext:value-type="float">
            <text:p>50.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1496" calcext:value-type="float">
            <text:p>50.8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7968" calcext:value-type="float">
            <text:p>50.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61392" calcext:value-type="float">
            <text:p>50.7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1872" calcext:value-type="float">
            <text:p>50.79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2728" calcext:value-type="float">
            <text:p>50.7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3312" calcext:value-type="float">
            <text:p>50.88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1016" calcext:value-type="float">
            <text:p>50.80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5024" calcext:value-type="float">
            <text:p>50.8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68072" calcext:value-type="float">
            <text:p>50.8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2352" calcext:value-type="float">
            <text:p>50.8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9784" calcext:value-type="float">
            <text:p>50.8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588" calcext:value-type="float">
            <text:p>50.8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80264" calcext:value-type="float">
            <text:p>50.8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684" calcext:value-type="float">
            <text:p>50.9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112" calcext:value-type="float">
            <text:p>50.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10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13792" calcext:value-type="float">
            <text:p>50.9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6736" calcext:value-type="float">
            <text:p>50.8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4168" calcext:value-type="float">
            <text:p>50.8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43688" calcext:value-type="float">
            <text:p>50.8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016" calcext:value-type="float">
            <text:p>50.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28448" calcext:value-type="float">
            <text:p>50.8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52832" calcext:value-type="float">
            <text:p>50.8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7112" calcext:value-type="float">
            <text:p>50.8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04064" calcext:value-type="float">
            <text:p>50.8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9304" calcext:value-type="float">
            <text:p>50.8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9492" calcext:value-type="float">
            <text:p>50.7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37592" calcext:value-type="float">
            <text:p>50.83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968" calcext:value-type="float">
            <text:p>50.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6152" calcext:value-type="float">
            <text:p>50.7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2248" calcext:value-type="float">
            <text:p>50.7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0536" calcext:value-type="float">
            <text:p>50.7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76632" calcext:value-type="float">
            <text:p>50.7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6256" calcext:value-type="float">
            <text:p>50.8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24816" calcext:value-type="float">
            <text:p>50.7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37008" calcext:value-type="float">
            <text:p>50.73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2624" calcext:value-type="float">
            <text:p>50.71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9576" calcext:value-type="float">
            <text:p>50.7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97384" calcext:value-type="float">
            <text:p>50.6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6048" calcext:value-type="float">
            <text:p>50.6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63856" calcext:value-type="float">
            <text:p>50.66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3" calcext:value-type="float">
            <text:p>50.6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79096" calcext:value-type="float">
            <text:p>50.67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6424" calcext:value-type="float">
            <text:p>50.6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728" calcext:value-type="float">
            <text:p>50.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252" calcext:value-type="float">
            <text:p>50.64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21184" calcext:value-type="float">
            <text:p>50.62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87656" calcext:value-type="float">
            <text:p>50.5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3752" calcext:value-type="float">
            <text:p>50.5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3272" calcext:value-type="float">
            <text:p>50.5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108" calcext:value-type="float">
            <text:p>50.5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7176" calcext:value-type="float">
            <text:p>50.5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44984" calcext:value-type="float">
            <text:p>50.5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7552" calcext:value-type="float">
            <text:p>50.5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584" calcext:value-type="float">
            <text:p>50.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4504" calcext:value-type="float">
            <text:p>50.51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11456" calcext:value-type="float">
            <text:p>50.5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4024" calcext:value-type="float">
            <text:p>50.4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012" calcext:value-type="float">
            <text:p>50.4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80976" calcext:value-type="float">
            <text:p>50.4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1352" calcext:value-type="float">
            <text:p>50.4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7448" calcext:value-type="float">
            <text:p>50.4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8784" calcext:value-type="float">
            <text:p>50.4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5632" calcext:value-type="float">
            <text:p>50.3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15 0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6384" calcext:value-type="float">
            <text:p>50.3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8368" calcext:value-type="float">
            <text:p>50.1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2648" calcext:value-type="float">
            <text:p>50.1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1416" calcext:value-type="float">
            <text:p>50.1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864" calcext:value-type="float">
            <text:p>50.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7472" calcext:value-type="float">
            <text:p>49.8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2232" calcext:value-type="float">
            <text:p>49.8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3088" calcext:value-type="float">
            <text:p>49.8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9184" calcext:value-type="float">
            <text:p>49.8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7848" calcext:value-type="float">
            <text:p>49.8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052" calcext:value-type="float">
            <text:p>49.8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1376" calcext:value-type="float">
            <text:p>49.8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004" calcext:value-type="float">
            <text:p>49.8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10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6616" calcext:value-type="float">
            <text:p>49.88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1104" calcext:value-type="float">
            <text:p>49.9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8808" calcext:value-type="float">
            <text:p>49.8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72" calcext:value-type="float">
            <text:p>49.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2816" calcext:value-type="float">
            <text:p>49.9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6824" calcext:value-type="float">
            <text:p>50.0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5488" calcext:value-type="float">
            <text:p>50.0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1584" calcext:value-type="float">
            <text:p>50.0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5968" calcext:value-type="float">
            <text:p>50.0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6448" calcext:value-type="float">
            <text:p>50.0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388" calcext:value-type="float">
            <text:p>50.0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4736" calcext:value-type="float">
            <text:p>50.08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7888" calcext:value-type="float">
            <text:p>50.1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07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6552" calcext:value-type="float">
            <text:p>50.1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7784" calcext:value-type="float">
            <text:p>50.08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7408" calcext:value-type="float">
            <text:p>50.12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152" calcext:value-type="float">
            <text:p>50.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1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0768" calcext:value-type="float">
            <text:p>50.3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1248" calcext:value-type="float">
            <text:p>50.3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2208" calcext:value-type="float">
            <text:p>50.4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4776" calcext:value-type="float">
            <text:p>50.4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5256" calcext:value-type="float">
            <text:p>50.4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3064" calcext:value-type="float">
            <text:p>50.4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3544" calcext:value-type="float">
            <text:p>50.4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964" calcext:value-type="float">
            <text:p>50.4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1728" calcext:value-type="float">
            <text:p>50.4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6968" calcext:value-type="float">
            <text:p>50.4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296" calcext:value-type="float">
            <text:p>50.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4296" calcext:value-type="float">
            <text:p>50.3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0016" calcext:value-type="float">
            <text:p>50.4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6112" calcext:value-type="float">
            <text:p>50.4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27 0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9868" calcext:value-type="float">
            <text:p>50.3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9536" calcext:value-type="float">
            <text:p>50.3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77344" calcext:value-type="float">
            <text:p>50.3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82" calcext:value-type="float">
            <text:p>50.3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772" calcext:value-type="float">
            <text:p>50.3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8576" calcext:value-type="float">
            <text:p>50.3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5528" calcext:value-type="float">
            <text:p>50.3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2856" calcext:value-type="float">
            <text:p>50.28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6864" calcext:value-type="float">
            <text:p>50.3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9432" calcext:value-type="float">
            <text:p>50.3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676" calcext:value-type="float">
            <text:p>50.2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17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1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7-10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292" calcext:value-type="float">
            <text:p>50.03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4632" calcext:value-type="float">
            <text:p>50.0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148" calcext:value-type="float">
            <text:p>49.9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1856" calcext:value-type="float">
            <text:p>49.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4904" calcext:value-type="float">
            <text:p>49.9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74424" calcext:value-type="float">
            <text:p>49.8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3568" calcext:value-type="float">
            <text:p>49.8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6992" calcext:value-type="float">
            <text:p>49.8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0144" calcext:value-type="float">
            <text:p>49.9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7096" calcext:value-type="float">
            <text:p>49.9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3192" calcext:value-type="float">
            <text:p>49.9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03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624" calcext:value-type="float">
            <text:p>49.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07952" calcext:value-type="float">
            <text:p>49.9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4528" calcext:value-type="float">
            <text:p>49.9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68912" calcext:value-type="float">
            <text:p>49.9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84152" calcext:value-type="float">
            <text:p>49.9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196" calcext:value-type="float">
            <text:p>49.97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1768" calcext:value-type="float">
            <text:p>50.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5008" calcext:value-type="float">
            <text:p>49.9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9872" calcext:value-type="float">
            <text:p>50.0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2064" calcext:value-type="float">
            <text:p>50.04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0832" calcext:value-type="float">
            <text:p>50.0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9392" calcext:value-type="float">
            <text:p>49.9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3024" calcext:value-type="float">
            <text:p>50.1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9496" calcext:value-type="float">
            <text:p>50.0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8536" calcext:value-type="float">
            <text:p>50.0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0728" calcext:value-type="float">
            <text:p>50.02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81688" calcext:value-type="float">
            <text:p>50.0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6072" calcext:value-type="float">
            <text:p>50.1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39016" calcext:value-type="float">
            <text:p>50.0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4256" calcext:value-type="float">
            <text:p>50.05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5592" calcext:value-type="float">
            <text:p>50.0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8264" calcext:value-type="float">
            <text:p>50.1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96" calcext:value-type="float">
            <text:p>50.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436" calcext:value-type="float">
            <text:p>50.12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0912" calcext:value-type="float">
            <text:p>50.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72544" calcext:value-type="float">
            <text:p>50.0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8744" calcext:value-type="float">
            <text:p>50.1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6928" calcext:value-type="float">
            <text:p>50.09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1792" calcext:value-type="float">
            <text:p>50.1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08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5484" calcext:value-type="float">
            <text:p>50.1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45696" calcext:value-type="float">
            <text:p>50.1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9704" calcext:value-type="float">
            <text:p>50.20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7032" calcext:value-type="float">
            <text:p>50.16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33504" calcext:value-type="float">
            <text:p>50.13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4464" calcext:value-type="float">
            <text:p>50.1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3984" calcext:value-type="float">
            <text:p>50.1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60936" calcext:value-type="float">
            <text:p>50.1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532" calcext:value-type="float">
            <text:p>50.1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6176" calcext:value-type="float">
            <text:p>50.1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008" calcext:value-type="float">
            <text:p>50.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21312" calcext:value-type="float">
            <text:p>50.1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5216" calcext:value-type="float">
            <text:p>50.1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9224" calcext:value-type="float">
            <text:p>50.1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056" calcext:value-type="float">
            <text:p>50.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4192" calcext:value-type="float">
            <text:p>50.3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7992" calcext:value-type="float">
            <text:p>50.2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5424" calcext:value-type="float">
            <text:p>50.25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9328" calcext:value-type="float">
            <text:p>50.2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3608" calcext:value-type="float">
            <text:p>50.2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16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4088" calcext:value-type="float">
            <text:p>50.2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8472" calcext:value-type="float">
            <text:p>50.2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8096" calcext:value-type="float">
            <text:p>50.2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3712" calcext:value-type="float">
            <text:p>50.2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4568" calcext:value-type="float">
            <text:p>50.26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1144" calcext:value-type="float">
            <text:p>50.3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5904" calcext:value-type="float">
            <text:p>50.2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67616" calcext:value-type="float">
            <text:p>50.26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10-04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2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2752" calcext:value-type="float">
            <text:p>50.2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7136" calcext:value-type="float">
            <text:p>50.2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1896" calcext:value-type="float">
            <text:p>50.2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97512" calcext:value-type="float">
            <text:p>50.1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2001-09-11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24944" calcext:value-type="float">
            <text:p>50.2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1999-08-3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9636" calcext:value-type="float">
            <text:p>54.6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246121541401</text:p>
          </table:table-cell>
          <table:table-cell office:value-type="string" calcext:value-type="string">
            <text:p>40.00S/08.00E-32BDD01</text:p>
          </table:table-cell>
          <table:table-cell office:value-type="string" calcext:value-type="string">
            <text:p>197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3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584" meta:object-count="0"/>
    <meta:user-defined meta:name="AppVersion">3.0</meta:user-defined>
  </office:meta>
</office:document-meta>
</file>